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officeooo:rsid="00051efd" officeooo:paragraph-rsid="00051efd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weight="bold" officeooo:rsid="000bc80b" officeooo:paragraph-rsid="000bc80b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weight="normal" officeooo:rsid="000bc80b" officeooo:paragraph-rsid="000bc80b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0ee9df" officeooo:paragraph-rsid="000ee9d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107e8c" officeooo:paragraph-rsid="00107e8c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107e8c" officeooo:paragraph-rsid="00137fd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182787" officeooo:paragraph-rsid="00182787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1adb5a" officeooo:paragraph-rsid="001adb5a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1b41fa" officeooo:paragraph-rsid="001b41fa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1bbcec" officeooo:paragraph-rsid="001bbcec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21925c" officeooo:paragraph-rsid="0021925c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style:text-underline-style="solid" style:text-underline-width="auto" style:text-underline-color="font-color" fo:font-weight="bold" officeooo:rsid="002547cf" officeooo:paragraph-rsid="002547c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officeooo:rsid="00066951"/>
    </style:style>
    <style:style style:name="T2" style:family="text">
      <style:text-properties officeooo:rsid="000714c2"/>
    </style:style>
    <style:style style:name="T3" style:family="text">
      <style:text-properties officeooo:rsid="0008791a"/>
    </style:style>
    <style:style style:name="T4" style:family="text">
      <style:text-properties officeooo:rsid="000898b6"/>
    </style:style>
    <style:style style:name="T5" style:family="text">
      <style:text-properties officeooo:rsid="000c35a2"/>
    </style:style>
    <style:style style:name="T6" style:family="text">
      <style:text-properties officeooo:rsid="00107e8c"/>
    </style:style>
    <style:style style:name="T7" style:family="text">
      <style:text-properties officeooo:rsid="0010898c"/>
    </style:style>
    <style:style style:name="T8" style:family="text">
      <style:text-properties officeooo:rsid="00122e25"/>
    </style:style>
    <style:style style:name="T9" style:family="text">
      <style:text-properties officeooo:rsid="00137fde"/>
    </style:style>
    <style:style style:name="T10" style:family="text">
      <style:text-properties officeooo:rsid="00149c24"/>
    </style:style>
    <style:style style:name="T11" style:family="text">
      <style:text-properties officeooo:rsid="0019800d"/>
    </style:style>
    <style:style style:name="T12" style:family="text">
      <style:text-properties officeooo:rsid="0019b683"/>
    </style:style>
    <style:style style:name="T13" style:family="text">
      <style:text-properties officeooo:rsid="001b0c37"/>
    </style:style>
    <style:style style:name="T14" style:family="text">
      <style:text-properties officeooo:rsid="001b5579"/>
    </style:style>
    <style:style style:name="T15" style:family="text">
      <style:text-properties officeooo:rsid="001b6a21"/>
    </style:style>
    <style:style style:name="T16" style:family="text">
      <style:text-properties officeooo:rsid="001bbcec"/>
    </style:style>
    <style:style style:name="T17" style:family="text">
      <style:text-properties officeooo:rsid="001c4ebb"/>
    </style:style>
    <style:style style:name="T18" style:family="text">
      <style:text-properties officeooo:rsid="001f5c53"/>
    </style:style>
    <style:style style:name="T19" style:family="text">
      <style:text-properties officeooo:rsid="00210823"/>
    </style:style>
    <style:style style:name="T20" style:family="text">
      <style:text-properties officeooo:rsid="00259f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df</text:span> = pandas_datareader.data.get_data_yahoo<text:span text:style-name="T1">(stock, start, end) <text:s/></text:span><text:span text:style-name="T2"># der Stock als String, </text:span><text:span text:style-name="T3">die anderne als datetime.datetime.now()</text:span></text:p>
      <text:p text:style-name="P1"/>
      <text:p text:style-name="P2">dann:</text:p>
      <text:p text:style-name="P3">df = <text:span text:style-name="T5">df.to_numpy()</text:span></text:p>
      <text:p text:style-name="P3"/>
      <text:p text:style-name="P12">Erklärung der einzelnen Werte: <text:span text:style-name="T20">+ how to get them:</text:span></text:p>
      <text:p text:style-name="P4">bei df[0][0] steht der <text:span text:style-name="T6">High-</text:span>Wert von dem ersten Datum <text:s/><text:span text:style-name="T8"># die erste Null ist die Zahl von dem jeweiligen Datum</text:span></text:p>
      <text:p text:style-name="P5">bei <text:span text:style-name="T7">df[0][1] steht der Low-Wert von dem ersten Datum</text:span></text:p>
      <text:p text:style-name="P8">bei df<text:span text:style-name="T13">[0][2] steht der Open Wert von de</text:span><text:span text:style-name="T16">m ersten Datum</text:span><text:span text:style-name="T13"> (</text:span><text:span text:style-name="T14">funktioniert bei manchen noch unzuverlässig</text:span><text:span text:style-name="T13">)</text:span></text:p>
      <text:p text:style-name="P9">bei df[0][3] steht der Close Wert von de<text:span text:style-name="T17">m ersten Datum</text:span> (<text:span text:style-name="T15">ebenfalls noch mitunter unzuverlässig</text:span>)</text:p>
      <text:p text:style-name="P6">bei <text:span text:style-name="T7">df[0][</text:span><text:span text:style-name="T9">4</text:span><text:span text:style-name="T7">] steht d</text:span><text:span text:style-name="T9">as Volume</text:span><text:span text:style-name="T7"> von dem ersten Datum <text:s/></text:span><text:span text:style-name="T10">(wie viel an dem Tag gehandelt wurde)</text:span></text:p>
      <text:p text:style-name="P10">bei df[0][5] steht das "Adjusted Close" vo<text:span text:style-name="T18">n dem ersten Datum </text:span><text:span text:style-name="T19">(wird noch irgendwie weird angepasst)</text:span></text:p>
      <text:p text:style-name="P7">mit len(df) kann man die Gesamtzahl der <text:span text:style-name="T11">erhaltenen Tage </text:span><text:span text:style-name="T12">herausfinden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2-02-03T15:00:10.392000000</dc:date>
    <meta:editing-duration>PT23M30S</meta:editing-duration>
    <meta:editing-cycles>36</meta:editing-cycles>
    <meta:document-statistic meta:table-count="0" meta:image-count="0" meta:object-count="0" meta:page-count="1" meta:paragraph-count="11" meta:word-count="126" meta:character-count="807" meta:non-whitespace-character-count="689"/>
  </office:meta>
</office:document-meta>
</file>